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Symbol" svg:font-family="Symbol"/>
    <style:font-face style:name="Wingdings" svg:font-family="Wingdings"/>
    <style:font-face style:name="Cambria" svg:font-family="Cambria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 fo:margin-left="0.75in" fo:margin-right="0in" fo:text-indent="0in" style:auto-text-indent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Payment Gateway</text:span></text:p>
      <text:list xml:id="list575982696" text:style-name="WWNum1">
        <text:list-item>
          <text:p text:style-name="P2">Payment with any major credit card</text:p>
        </text:list-item>
        <text:list-item>
          <text:p text:style-name="P2">Payment with Paypal</text:p>
        </text:list-item>
        <text:list-item>
          <text:p text:style-name="P2">Paypal used to process credit card information</text:p>
        </text:list-item>
      </text:list>
      <text:p text:style-name="P3"/>
      <text:p text:style-name="Standard"><text:span text:style-name="T1">Emailing</text:span></text:p>
      <text:list xml:id="list613854757" text:continue-numbering="true" text:style-name="WWNum1">
        <text:list-item>
          <text:p text:style-name="P2">Tickets</text:p>
          <text:list>
            <text:list-item>
              <text:p text:style-name="P2">HTML ticket containing all screening information: date, time, hostname, link to enter theater, link to invite friends, poster artwork, exchange code, receipt information as text below.</text:p>
            </text:list-item>
          </text:list>
        </text:list-item>
        <text:list-item>
          <text:p text:style-name="P2">Recommendations</text:p>
          <text:list>
            <text:list-item>
              <text:p text:style-name="P2">HTML containing message from person sending the invitation, synopsis of film, host details (image and description)</text:p>
            </text:list-item>
          </text:list>
        </text:list-item>
        <text:list-item>
          <text:p text:style-name="P2">Invitations</text:p>
        </text:list-item>
        <text:list-item>
          <text:p text:style-name="P2">Reminders</text:p>
        </text:list-item>
      </text:list>
      <text:p text:style-name="List_20_Paragraph"/>
      <text:p text:style-name="Standard"/>
      <text:p text:style-name="Standard">User Logging</text:p>
      <text:p text:style-name="Standard">Hostz</text:p>
      <text:p text:style-name="Standard">Normal Users</text:p>
      <text:p text:style-name="Standard">Tickets purchased with links</text:p>
      <text:p text:style-name="Standard">Comment history</text:p>
      <text:p text:style-name="Standard">Review information</text:p>
      <text:p text:style-name="Standard">Exchange code</text:p>
      <text:p text:style-name="Standard"/>
      <text:p text:style-name="Standard">Promotions</text:p>
      <text:p text:style-name="Standard">Special offers (ie, invite 10 friends, get free ticket)</text:p>
      <text:p text:style-name="Standard">Subscription offering</text:p>
      <text:p text:style-name="Standard"/>
      <text:p text:style-name="Standard">Host your own screening</text:p>
      <text:p text:style-name="Standard"/>
      <text:p text:style-name="Standard">Screening room</text:p>
      <text:p text:style-name="Standard">Chat</text:p>
      <text:p text:style-name="Standard">Star map</text:p>
      <text:p text:style-name="Standard">Direct chat</text:p>
      <text:p text:style-name="Standard">FB</text:p>
      <text:p text:style-name="Standard">Twitter</text:p>
      <text:p text:style-name="Standard">Recommend this movie</text:p>
      <text:p text:style-name="Standard">Review movie</text:p>
      <text:p text:style-name="Standard">Host video feed</text:p>
      <text:p text:style-name="Standard"/>
      <text:p text:style-name="Standard">Featured screening scroll</text:p>
      <text:p text:style-name="Standard">Email functionality</text:p>
      <text:p text:style-name="Standard">Recommendations</text:p>
      <text:p text:style-name="Standard">Invitations</text:p>
      <text:p text:style-name="Standard">Reminders</text:p>
      <text:p text:style-name="Standard"/>
      <text:p text:style-name="Standard"><text:soft-page-break/>Screening Advertising</text:p>
      <text:p text:style-name="Standard">Share screenings via FB, Twitter</text:p>
      <text:p text:style-name="Standard">Selecting friends from FB to invite to screenings</text:p>
      <text:p text:style-name="Standard"/>
      <text:p text:style-name="Standard">Front end</text:p>
      <text:p text:style-name="Standard">Film selection scroll</text:p>
      <text:p text:style-name="Standard">Subscriptions</text:p>
      <text:p text:style-name="Standard">Login</text:p>
      <text:p text:style-name="Standard">Featured screenings roll</text:p>
      <text:p text:style-name="Standard">Schedules</text:p>
      <text:p text:style-name="Standard"/>
      <text:p text:style-name="Standard">Film Specific Page</text:p>
      <text:p text:style-name="Standard">Login</text:p>
      <text:p text:style-name="Standard">Invite Friends</text:p>
      <text:p text:style-name="Standard">Payment Gateway</text:p>
      <text:p text:style-name="Standard">Enter screening room</text:p>
      <text:p text:style-name="Standard">Exchange code</text:p>
      <text:p text:style-name="Standard">Trailer window</text:p>
      <text:p text:style-name="P1">Showtime scro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Symbol" svg:font-family="Symbol"/>
    <style:font-face style:name="Wingdings" svg:font-family="Wingdings"/>
    <style:font-face style:name="Cambria" svg:font-family="Cambria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ListLabel_20_1" style:display-name="ListLabel 1" style:family="text">
      <style:text-properties style:font-name-complex="Cambri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mbria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Madsen</meta:initial-creator>
    <meta:creation-date>2010-12-09T17:22:38</meta:creation-date>
    <meta:document-statistic meta:table-count="0" meta:image-count="0" meta:object-count="0" meta:page-count="2" meta:paragraph-count="53" meta:word-count="173" meta:character-count="1152"/>
    <dc:date>2010-12-09T17:23:11</dc:date>
    <dc:creator>Andy Madsen</dc:creator>
    <meta:editing-duration>PT34S</meta:editing-duration>
    <meta:editing-cycles>1</meta:editing-cycles>
    <meta:generator>OpenOffice.org/3.3$Linux OpenOffice.org_project/330m17$Build-9551</meta:generator>
  </office:meta>
</office:document-meta>
</file>